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“Th-There's an emergency! Please come with
me at once!!”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“The Heavenly Palace, the Heavenly Palace is
under attack by White Carat!!”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“I don't have the details, but she's displayed
incredible power in sending the guards
flying ten meters away...”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“Apparently, she is enveloped in a sinister blue
aura and in a state of frenzy! Her power could
probably blow guards thirty meters away...!”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 let you
know as soon as I've finished formulating the
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“Detonium“ and the ”Lerig ・ Ias”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necessary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 to the
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the nanosecond, if the circumstances call
for it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lax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 the
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don't get in the
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urried here as soon as I heard you had
completed the device that could locate the
enemy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Could you truly be referring to this golden
orb?”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like Akizora-san, do not comprehend what
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n any cas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practice, does this mean we can discover
the enemy's position?”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“Spell Destructor”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an indispensable opportunity to
rid our mightiest foe of her pow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Launch an assault on White Carat at the
Sacred Mountain, Amatsuchi, and crush her.”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not really seeing much Magic activity at
the Sacred Mountain...</text:p>
          </table:table-cell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they must have relocated their lair.</text:p>
          </table:table-cell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 office:value-type="string">
            <text:p>Even having hired the strongest Shinigami in
the demon world, it seems the Heavenly
Maidens still pose them some threat.</text:p>
          </table:table-cell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here are we lookin' next?</text:p>
          </table:table-cell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t this point, I think it's most likely that
the enemy are hiding in the Northlands.</text:p>
          </table:table-cell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 office:value-type="string">
            <text:p>Especially Blue Carat, who accidentally revealed
the Demon Portal's location to us. She's
probably planning to stop us from destroying it.</text:p>
          </table:table-cell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ed nothing less, Hime.</text:p>
          </table:table-cell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 then, let us take a look at the
Northlands.</text:p>
          </table:table-cell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! I'm getting a super strong Reactiooon!</text:p>
          </table:table-cell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the one Magical response, is it?</text:p>
          </table:table-cell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 office:value-type="string">
            <text:p>A single wielder of powerful Magic, acting
on their own...</text:p>
          </table:table-cell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hite Carat, isn't it?</text:p>
          </table:table-cell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might be doing research on the Demon
Portal this time!</text:p>
          </table:table-cell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ve gotta get over there and stop her.</text:p>
          </table:table-cell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ave the Antimagic S.D on our side.</text:p>
          </table:table-cell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 office:value-type="string">
            <text:p>Even if it's White Carat we're up against, we
have nothing to be afraid of.</text:p>
          </table:table-cell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 office:value-type="string">
            <text:p>We'll head to the Demon Portal in the
Northlands as soon as the STS is comple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